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901f" officeooo:paragraph-rsid="000f901f"/>
    </style:style>
    <style:style style:name="P2" style:family="paragraph" style:parent-style-name="Standard">
      <style:text-properties officeooo:rsid="00112378" officeooo:paragraph-rsid="00112378"/>
    </style:style>
    <style:style style:name="P3" style:family="paragraph" style:parent-style-name="Standard">
      <style:text-properties officeooo:rsid="0013b5f0" officeooo:paragraph-rsid="0013b5f0"/>
    </style:style>
    <style:style style:name="P4" style:family="paragraph" style:parent-style-name="Standard">
      <style:text-properties officeooo:rsid="00151e9c" officeooo:paragraph-rsid="00180cf0"/>
    </style:style>
    <style:style style:name="P5" style:family="paragraph" style:parent-style-name="Standard">
      <style:text-properties officeooo:rsid="00160ef4" officeooo:paragraph-rsid="00160ef4"/>
    </style:style>
    <style:style style:name="P6" style:family="paragraph" style:parent-style-name="Standard">
      <style:text-properties officeooo:rsid="00180cf0" officeooo:paragraph-rsid="001d29cd"/>
    </style:style>
    <style:style style:name="P7" style:family="paragraph" style:parent-style-name="Standard">
      <style:text-properties officeooo:rsid="00191232" officeooo:paragraph-rsid="001938e2"/>
    </style:style>
    <style:style style:name="P8" style:family="paragraph" style:parent-style-name="Standard">
      <style:text-properties officeooo:rsid="001a651e" officeooo:paragraph-rsid="001a651e"/>
    </style:style>
    <style:style style:name="P9" style:family="paragraph" style:parent-style-name="Standard">
      <style:text-properties officeooo:rsid="001a9d69" officeooo:paragraph-rsid="001a9d69"/>
    </style:style>
    <style:style style:name="P10" style:family="paragraph" style:parent-style-name="Standard">
      <style:text-properties officeooo:rsid="001d4544" officeooo:paragraph-rsid="001d4544"/>
    </style:style>
    <style:style style:name="P11" style:family="paragraph" style:parent-style-name="Standard">
      <style:text-properties officeooo:rsid="001ebbb6" officeooo:paragraph-rsid="001ebbb6"/>
    </style:style>
    <style:style style:name="P12" style:family="paragraph" style:parent-style-name="Standard">
      <style:text-properties officeooo:rsid="00180cf0" officeooo:paragraph-rsid="001d29cd" fo:background-color="#cccccc"/>
    </style:style>
    <style:style style:name="P13" style:family="paragraph" style:parent-style-name="Standard">
      <style:text-properties officeooo:rsid="00180cf0" officeooo:paragraph-rsid="00180cf0" fo:background-color="#cccccc"/>
    </style:style>
    <style:style style:name="P14" style:family="paragraph" style:parent-style-name="Standard">
      <style:text-properties officeooo:rsid="001d29cd" officeooo:paragraph-rsid="001d29cd" fo:background-color="#cccccc"/>
    </style:style>
    <style:style style:name="P15" style:family="paragraph" style:parent-style-name="Standard">
      <style:text-properties officeooo:rsid="001d4544" officeooo:paragraph-rsid="001ebbb6" fo:background-color="#cccccc"/>
    </style:style>
    <style:style style:name="P16" style:family="paragraph" style:parent-style-name="Standard">
      <style:text-properties officeooo:rsid="001ebbb6" officeooo:paragraph-rsid="001ebbb6" fo:background-color="#cccccc"/>
    </style:style>
    <style:style style:name="P17" style:family="paragraph" style:parent-style-name="Standard">
      <style:text-properties officeooo:rsid="001f5b10" officeooo:paragraph-rsid="001f5b10" fo:background-color="#cccccc"/>
    </style:style>
    <style:style style:name="P18" style:family="paragraph" style:parent-style-name="Standard">
      <style:text-properties officeooo:rsid="0020e80d" officeooo:paragraph-rsid="0020e80d" fo:background-color="#cccccc"/>
    </style:style>
    <style:style style:name="P19" style:family="paragraph" style:parent-style-name="Standard">
      <style:text-properties officeooo:rsid="0024a9c0" officeooo:paragraph-rsid="0024a9c0" fo:background-color="#cccccc"/>
    </style:style>
    <style:style style:name="P20" style:family="paragraph" style:parent-style-name="Standard">
      <style:text-properties officeooo:rsid="0024a9c0" officeooo:paragraph-rsid="0024a9c0" fo:background-color="#ffff00"/>
    </style:style>
    <style:style style:name="P21" style:family="paragraph" style:parent-style-name="Standard">
      <style:text-properties officeooo:rsid="0024a9c0" officeooo:paragraph-rsid="0024a9c0" fo:background-color="#b2b2b2"/>
    </style:style>
    <style:style style:name="P22" style:family="paragraph" style:parent-style-name="Standard">
      <style:text-properties officeooo:rsid="0024fdc2" officeooo:paragraph-rsid="0024fdc2" fo:background-color="#b2b2b2"/>
    </style:style>
    <style:style style:name="P23" style:family="paragraph" style:parent-style-name="Standard">
      <style:text-properties officeooo:rsid="00274807" officeooo:paragraph-rsid="00274807" fo:background-color="#b2b2b2"/>
    </style:style>
    <style:style style:name="P24" style:family="paragraph" style:parent-style-name="Standard">
      <style:text-properties officeooo:rsid="0027c06f" officeooo:paragraph-rsid="0027c06f" fo:background-color="#b2b2b2"/>
    </style:style>
    <style:style style:name="P25" style:family="paragraph" style:parent-style-name="Standard">
      <style:text-properties officeooo:rsid="0024a9c0" officeooo:paragraph-rsid="0024a9c0"/>
    </style:style>
    <style:style style:name="P26" style:family="paragraph" style:parent-style-name="Standard">
      <style:paragraph-properties fo:background-color="transparent">
        <style:background-image/>
      </style:paragraph-properties>
      <style:text-properties officeooo:rsid="0020e80d" officeooo:paragraph-rsid="0020e80d" fo:background-color="#ffff00"/>
    </style:style>
    <style:style style:name="P27" style:family="paragraph" style:parent-style-name="Standard" style:list-style-name="L1">
      <style:text-properties officeooo:rsid="000f901f" officeooo:paragraph-rsid="000f901f"/>
    </style:style>
    <style:style style:name="P28" style:family="paragraph" style:parent-style-name="Standard" style:list-style-name="L1">
      <style:text-properties officeooo:rsid="000f901f" officeooo:paragraph-rsid="003d6e26"/>
    </style:style>
    <style:style style:name="P29" style:family="paragraph" style:parent-style-name="Standard">
      <style:text-properties officeooo:rsid="000f901f" officeooo:paragraph-rsid="000f901f"/>
    </style:style>
    <style:style style:name="P30" style:family="paragraph" style:parent-style-name="Standard" style:list-style-name="L1">
      <style:text-properties officeooo:rsid="00296df4" officeooo:paragraph-rsid="00296df4"/>
    </style:style>
    <style:style style:name="P31" style:family="paragraph" style:parent-style-name="Standard" style:list-style-name="L1">
      <style:text-properties officeooo:rsid="0029dd3e" officeooo:paragraph-rsid="0029dd3e"/>
    </style:style>
    <style:style style:name="P32" style:family="paragraph" style:parent-style-name="Standard" style:list-style-name="L1">
      <style:text-properties officeooo:rsid="0029dd3e" officeooo:paragraph-rsid="003c8d69"/>
    </style:style>
    <style:style style:name="P33" style:family="paragraph" style:parent-style-name="Standard" style:list-style-name="L1">
      <style:text-properties officeooo:rsid="0029dd3e" officeooo:paragraph-rsid="0040871e"/>
    </style:style>
    <style:style style:name="P34" style:family="paragraph" style:parent-style-name="Standard" style:list-style-name="L1">
      <style:text-properties officeooo:rsid="0029dd3e" officeooo:paragraph-rsid="0040a03e"/>
    </style:style>
    <style:style style:name="P35" style:family="paragraph" style:parent-style-name="Standard" style:list-style-name="L1">
      <style:text-properties officeooo:rsid="001a398a" officeooo:paragraph-rsid="00296df4"/>
    </style:style>
    <style:style style:name="P36" style:family="paragraph" style:parent-style-name="Standard" style:list-style-name="L1">
      <style:text-properties officeooo:rsid="002b79e3" officeooo:paragraph-rsid="003ccf3e"/>
    </style:style>
    <style:style style:name="P37" style:family="paragraph" style:parent-style-name="Standard" style:list-style-name="L1">
      <style:text-properties officeooo:rsid="002b79e3" officeooo:paragraph-rsid="002b79e3" fo:background-color="#ffff00"/>
    </style:style>
    <style:style style:name="P38" style:family="paragraph" style:parent-style-name="Standard" style:list-style-name="L1">
      <style:text-properties officeooo:rsid="002b79e3" officeooo:paragraph-rsid="003d6e26" fo:background-color="#ffff00"/>
    </style:style>
    <style:style style:name="P39" style:family="paragraph" style:parent-style-name="Standard">
      <style:text-properties officeooo:rsid="002b79e3" officeooo:paragraph-rsid="002b79e3" fo:background-color="#ffff00"/>
    </style:style>
    <style:style style:name="P40" style:family="paragraph" style:parent-style-name="Standard" style:list-style-name="L1">
      <style:text-properties officeooo:rsid="0029dd3e" officeooo:paragraph-rsid="0029dd3e" fo:background-color="#ffff00"/>
    </style:style>
    <style:style style:name="P41" style:family="paragraph" style:parent-style-name="Standard" style:list-style-name="L1">
      <style:text-properties officeooo:rsid="000f901f" officeooo:paragraph-rsid="000f901f" fo:background-color="#ffff00"/>
    </style:style>
    <style:style style:name="P42" style:family="paragraph" style:parent-style-name="Standard">
      <style:text-properties officeooo:rsid="002c44b2" officeooo:paragraph-rsid="003874f0" fo:background-color="#ffff00"/>
    </style:style>
    <style:style style:name="P43" style:family="paragraph" style:parent-style-name="Standard">
      <style:text-properties officeooo:rsid="00357f05" officeooo:paragraph-rsid="003874f0" fo:background-color="#ffff00"/>
    </style:style>
    <style:style style:name="P44" style:family="paragraph" style:parent-style-name="Standard">
      <style:text-properties officeooo:rsid="0013b5f0" officeooo:paragraph-rsid="0013b5f0" fo:background-color="#ffff00"/>
    </style:style>
    <style:style style:name="P45" style:family="paragraph" style:parent-style-name="Standard">
      <style:text-properties officeooo:rsid="001ebbb6" officeooo:paragraph-rsid="001ebbb6" fo:background-color="#ffff00"/>
    </style:style>
    <style:style style:name="P46" style:family="paragraph" style:parent-style-name="Standard" style:list-style-name="L1">
      <style:text-properties officeooo:rsid="0040871e" officeooo:paragraph-rsid="0040871e" fo:background-color="#ffff00"/>
    </style:style>
    <style:style style:name="P47" style:family="paragraph" style:parent-style-name="Standard">
      <style:text-properties officeooo:rsid="00439f81" officeooo:paragraph-rsid="00439f81" fo:background-color="#ffff00"/>
    </style:style>
    <style:style style:name="P48" style:family="paragraph" style:parent-style-name="Standard" style:list-style-name="L1">
      <style:text-properties officeooo:rsid="004a3c3b" officeooo:paragraph-rsid="004a3c3b" fo:background-color="#ffff00"/>
    </style:style>
    <style:style style:name="P49" style:family="paragraph" style:parent-style-name="Standard" style:list-style-name="L1">
      <style:text-properties officeooo:rsid="0030f048" officeooo:paragraph-rsid="003d6e26"/>
    </style:style>
    <style:style style:name="P50" style:family="paragraph" style:parent-style-name="Standard" style:list-style-name="L2">
      <style:text-properties officeooo:rsid="00128882" officeooo:paragraph-rsid="00128882"/>
    </style:style>
    <style:style style:name="P51" style:family="paragraph" style:parent-style-name="Standard" style:list-style-name="L2">
      <style:text-properties officeooo:rsid="000fc482" officeooo:paragraph-rsid="000fc482"/>
    </style:style>
    <style:style style:name="P52" style:family="paragraph" style:parent-style-name="Standard" style:list-style-name="L2">
      <style:text-properties officeooo:rsid="00296c4d" officeooo:paragraph-rsid="00296c4d"/>
    </style:style>
    <style:style style:name="P53" style:family="paragraph" style:parent-style-name="Standard" style:list-style-name="L2">
      <style:text-properties officeooo:rsid="00112378" officeooo:paragraph-rsid="00468b83"/>
    </style:style>
    <style:style style:name="P54" style:family="paragraph" style:parent-style-name="Standard">
      <style:text-properties officeooo:rsid="001938e2" officeooo:paragraph-rsid="00191232"/>
    </style:style>
    <style:style style:name="P55" style:family="paragraph" style:parent-style-name="Standard" style:list-style-name="L1">
      <style:text-properties officeooo:rsid="0039b926" officeooo:paragraph-rsid="0039b926"/>
    </style:style>
    <style:style style:name="P56" style:family="paragraph" style:parent-style-name="Standard" style:list-style-name="L1">
      <style:text-properties officeooo:rsid="0039b926" officeooo:paragraph-rsid="0039d204"/>
    </style:style>
    <style:style style:name="P57" style:family="paragraph" style:parent-style-name="Standard" style:list-style-name="L1">
      <style:text-properties officeooo:rsid="0039d204" officeooo:paragraph-rsid="0039d204"/>
    </style:style>
    <style:style style:name="P58" style:family="paragraph" style:parent-style-name="Standard">
      <style:text-properties officeooo:rsid="003b0f7c" officeooo:paragraph-rsid="000f901f"/>
    </style:style>
    <style:style style:name="P59" style:family="paragraph" style:parent-style-name="Standard" style:list-style-name="L1">
      <style:text-properties officeooo:rsid="003d6e26" officeooo:paragraph-rsid="003d6e26"/>
    </style:style>
    <style:style style:name="P60" style:family="paragraph" style:parent-style-name="Standard" style:list-style-name="L1">
      <style:text-properties officeooo:rsid="003e4cf6" officeooo:paragraph-rsid="003e4cf6"/>
    </style:style>
    <style:style style:name="P61" style:family="paragraph" style:parent-style-name="Standard" style:list-style-name="L1">
      <style:text-properties officeooo:rsid="0030f048" officeooo:paragraph-rsid="003d6e26" fo:background-color="#66ff00"/>
    </style:style>
    <style:style style:name="P62" style:family="paragraph" style:parent-style-name="Standard" style:list-style-name="L1">
      <style:text-properties officeooo:rsid="0040871e" officeooo:paragraph-rsid="0040871e"/>
    </style:style>
    <style:style style:name="P63" style:family="paragraph" style:parent-style-name="Standard">
      <style:text-properties officeooo:rsid="00439f81" officeooo:paragraph-rsid="00439f81"/>
    </style:style>
    <style:style style:name="P64" style:family="paragraph" style:parent-style-name="Standard" style:list-style-name="L1">
      <style:text-properties officeooo:rsid="004639b8" officeooo:paragraph-rsid="004639b8"/>
    </style:style>
    <style:style style:name="P65" style:family="paragraph" style:parent-style-name="Standard" style:list-style-name="L2">
      <style:text-properties officeooo:rsid="00468b83" officeooo:paragraph-rsid="00468b83"/>
    </style:style>
    <style:style style:name="P66" style:family="paragraph" style:parent-style-name="Standard" style:list-style-name="L1">
      <style:text-properties officeooo:rsid="004a3c3b" officeooo:paragraph-rsid="004a3c3b"/>
    </style:style>
    <style:style style:name="P67" style:family="paragraph" style:parent-style-name="Standard" style:list-style-name="L1">
      <style:text-properties officeooo:rsid="004a3c3b" officeooo:paragraph-rsid="004c0f72"/>
    </style:style>
    <style:style style:name="P68" style:family="paragraph" style:parent-style-name="Standard" style:list-style-name="L1">
      <style:text-properties officeooo:rsid="004c0c43" officeooo:paragraph-rsid="004c0c43"/>
    </style:style>
    <style:style style:name="P69" style:family="paragraph" style:parent-style-name="Standard" style:list-style-name="L1">
      <style:text-properties officeooo:rsid="004cd374" officeooo:paragraph-rsid="004cd374"/>
    </style:style>
    <style:style style:name="P70" style:family="paragraph" style:parent-style-name="Standard" style:list-style-name="L2">
      <style:text-properties officeooo:rsid="004cd374" officeooo:paragraph-rsid="004cd374"/>
    </style:style>
    <style:style style:name="P71" style:family="paragraph" style:parent-style-name="Text_20_body">
      <style:text-properties officeooo:rsid="00487d4f" officeooo:paragraph-rsid="00487d4f"/>
    </style:style>
    <style:style style:name="P72" style:family="paragraph" style:parent-style-name="Heading_20_1">
      <style:text-properties officeooo:rsid="00180cf0" officeooo:paragraph-rsid="003874f0" fo:background-color="#ffff00"/>
    </style:style>
    <style:style style:name="P73" style:family="paragraph" style:parent-style-name="Heading_20_1">
      <style:text-properties officeooo:paragraph-rsid="003874f0"/>
    </style:style>
    <style:style style:name="T1" style:family="text">
      <style:text-properties officeooo:rsid="00180cf0"/>
    </style:style>
    <style:style style:name="T2" style:family="text">
      <style:text-properties officeooo:rsid="001938e2"/>
    </style:style>
    <style:style style:name="T3" style:family="text">
      <style:text-properties officeooo:rsid="001a651e"/>
    </style:style>
    <style:style style:name="T4" style:family="text">
      <style:text-properties officeooo:rsid="001c64ed"/>
    </style:style>
    <style:style style:name="T5" style:family="text">
      <style:text-properties officeooo:rsid="001d29cd"/>
    </style:style>
    <style:style style:name="T6" style:family="text">
      <style:text-properties officeooo:rsid="0029dd3e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29dd3e" fo:background-color="#ffff00" loext:char-shading-value="0"/>
    </style:style>
    <style:style style:name="T9" style:family="text">
      <style:text-properties officeooo:rsid="0030f048" fo:background-color="#ffff00" loext:char-shading-value="0"/>
    </style:style>
    <style:style style:name="T10" style:family="text">
      <style:text-properties officeooo:rsid="003874f0" fo:background-color="#ffff00" loext:char-shading-value="0"/>
    </style:style>
    <style:style style:name="T11" style:family="text">
      <style:text-properties officeooo:rsid="003ccf3e" fo:background-color="#ffff00" loext:char-shading-value="0"/>
    </style:style>
    <style:style style:name="T12" style:family="text">
      <style:text-properties officeooo:rsid="002f2dbd"/>
    </style:style>
    <style:style style:name="T13" style:family="text">
      <style:text-properties officeooo:rsid="00317c42"/>
    </style:style>
    <style:style style:name="T14" style:family="text">
      <style:text-properties officeooo:rsid="0032ba42"/>
    </style:style>
    <style:style style:name="T15" style:family="text">
      <style:text-properties officeooo:rsid="003395c7"/>
    </style:style>
    <style:style style:name="T16" style:family="text">
      <style:text-properties officeooo:rsid="003507fd"/>
    </style:style>
    <style:style style:name="T17" style:family="text">
      <style:text-properties officeooo:rsid="00363f0e"/>
    </style:style>
    <style:style style:name="T18" style:family="text">
      <style:text-properties officeooo:rsid="003874f0"/>
    </style:style>
    <style:style style:name="T19" style:family="text">
      <style:text-properties officeooo:rsid="0039d204"/>
    </style:style>
    <style:style style:name="T20" style:family="text">
      <style:text-properties officeooo:rsid="003b0f7c"/>
    </style:style>
    <style:style style:name="T21" style:family="text">
      <style:text-properties officeooo:rsid="003ccf3e"/>
    </style:style>
    <style:style style:name="T22" style:family="text">
      <style:text-properties officeooo:rsid="0040871e"/>
    </style:style>
    <style:style style:name="T23" style:family="text">
      <style:text-properties officeooo:rsid="0040a03e"/>
    </style:style>
    <style:style style:name="T24" style:family="text">
      <style:text-properties officeooo:rsid="00425a92"/>
    </style:style>
    <style:style style:name="T25" style:family="text">
      <style:text-properties officeooo:rsid="004587d0"/>
    </style:style>
    <style:style style:name="T26" style:family="text">
      <style:text-properties officeooo:rsid="004618ce"/>
    </style:style>
    <style:style style:name="T27" style:family="text">
      <style:text-properties officeooo:rsid="00468b83"/>
    </style:style>
    <style:style style:name="T28" style:family="text">
      <style:text-properties officeooo:rsid="004c0f7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→<text:span text:style-name="T14"> textlength of recipe name?</text:span></text:h>
      <text:p text:style-name="Text_20_body">→<text:span text:style-name="T22"> screenshots? ask akbar</text:span></text:p>
      <text:h text:style-name="Heading_20_1" text:outline-level="1"/>
      <text:h text:style-name="Heading_20_1" text:outline-level="1">Requirements</text:h>
      <text:list xml:id="list103178376211662987" text:style-name="L1">
        <text:list-item>
          <text:p text:style-name="P27">Access control – create an account</text:p>
          <text:p text:style-name="P30">A guest of the page is able to create a new account and is able to access more functionaility. </text:p>
          <text:p text:style-name="P55">list of field<text:span text:style-name="T19">s:</text:span></text:p>
          <text:p text:style-name="P57">email adresse</text:p>
          <text:p text:style-name="P57">displayname</text:p>
          <text:p text:style-name="P57">telephone number</text:p>
          <text:p text:style-name="P57">password </text:p>
          <text:p text:style-name="P57"/>
          <text:p text:style-name="P57"><text:span text:style-name="T20">(check: </text:span>password - <text:span text:style-name="T20">retype)</text:span></text:p>
          <text:p text:style-name="P56">check: emailaddress in db</text:p>
          <text:p text:style-name="P56"/>
        </text:list-item>
        <text:list-item>
          <text:p text:style-name="P27">Login / Logout</text:p>
          <text:p text:style-name="P30">A user can log in with a username and password. </text:p>
          <text:p text:style-name="P31">Once a user is logged in name of the user is shown.</text:p>
          <text:p text:style-name="P31">A logged-in user is able to logout at any point on the webpage. </text:p>
          <text:p text:style-name="P35"/>
        </text:list-item>
        <text:list-item>
          <text:p text:style-name="P27">View recipe detail</text:p>
        </text:list-item>
      </text:list>
      <text:p text:style-name="P1"><text:tab/><text:span text:style-name="T6">All information of the recipe can be viewed </text:span><text:span text:style-name="T8">by guests and logged-in user. </text:span></text:p>
      <text:p text:style-name="P1"><text:tab/>→<text:span text:style-name="T6"> mention guest/logged- in in every part? AND in seperate part? yes</text:span></text:p>
      <text:p text:style-name="P1"><text:tab/>→<text:span text:style-name="T6"> Navigation: in list views like latest recipe, search result and favorite list</text:span></text:p>
      <text:p text:style-name="P58"/>
      <text:list xml:id="list202416394416979" text:continue-numbering="true" text:style-name="L1">
        <text:list-item>
          <text:p text:style-name="P27">Create recipe</text:p>
          <text:p text:style-name="P32">A new recipe can be created. This function is only available for logged-in user which <text:span text:style-name="T20">will be </text:span>the owner of recipe.</text:p>
          <text:p text:style-name="P60"><text:span text:style-name="T7">list of fields</text:span></text:p>
          <text:p text:style-name="P36">predefined values <text:span text:style-name="T21">for </text:span>weight unit, difficulties, ingredients <text:span text:style-name="T21">in combo boxes</text:span></text:p>
          <text:p text:style-name="P60">default values for weight unit and difficulty</text:p>
          <text:p text:style-name="P66">check: duration is number greater than 0</text:p>
          <text:p text:style-name="P66">check: other non-combo fields are text input</text:p>
          <text:p text:style-name="P66">for security reasons (and download) we don't allow something other than text (html is not evaluated)</text:p>
          <text:p text:style-name="P66">for security reason limited length of all text fields</text:p>
          <text:p text:style-name="P68">minimum number: at least 3 characters</text:p>
          <text:p text:style-name="P59">variable number of ingredientes</text:p>
          <text:p text:style-name="P59">check: at least 1 ingredient</text:p>
          <text:p text:style-name="P60">check: all fields are mandatory except from description</text:p>
          <text:p text:style-name="P48">(TEST? strange input <text:span text:style-name="T28">in text fields)</text:span></text:p>
          <text:p text:style-name="P66"/>
          <text:p text:style-name="P36"><text:span text:style-name="T7">give reason for that: </text:span><text:span text:style-name="T11">~uniformity, ...</text:span></text:p>
          <text:p text:style-name="P59"><text:span text:style-name="T11"/></text:p>
          <text:p text:style-name="P36"><text:span text:style-name="T11">(future: extend search, calculate with weight)</text:span></text:p>
        </text:list-item>
      </text:list>
      <text:p text:style-name="P39"/>
      <text:list xml:id="list202417087191020" text:continue-numbering="true" text:style-name="L1">
        <text:list-item>
          <text:p text:style-name="P28"><text:soft-page-break/>Create new ingredient</text:p>
          <text:p text:style-name="P49">If the predefined ingredients are not suffient, a logged-in user is able to add new ingredients. </text:p>
          <text:p text:style-name="P49">For the convinence of the user, this feature is accessable during creation of recipes.</text:p>
          <text:p text:style-name="P61"><text:span text:style-name="T22">→ ALEX?</text:span>→ is there a check before input that is is not the same</text:p>
          <text:p text:style-name="P38"/>
          <text:p text:style-name="P37"/>
        </text:list-item>
        <text:list-item>
          <text:p text:style-name="P27">Download recipe</text:p>
          <text:p text:style-name="P33">All <text:span text:style-name="T22">information of the recipe including ingredients, only logged in user </text:span></text:p>
          <text:p text:style-name="P62">access recipe detailed view</text:p>
          <text:p text:style-name="P31"><text:span text:style-name="T7">→ Show Example</text:span></text:p>
          <text:p text:style-name="P40">→ diff to shopping list: all(~) information is available</text:p>
          <text:p text:style-name="P40">→ only txt? <text:span text:style-name="T23">yes</text:span></text:p>
          <text:p text:style-name="P46"/>
        </text:list-item>
        <text:list-item>
          <text:p text:style-name="P27">Download shopping list</text:p>
          <text:p text:style-name="P34">The ingredients of a recipe with the necessary amounts are downloaded to a file. <text:span text:style-name="T22">only logged in user m access recipe detailed view</text:span></text:p>
          <text:p text:style-name="P40">→ only txt? <text:span text:style-name="T23">yes</text:span></text:p>
          <text:p text:style-name="P40">→<text:span text:style-name="T23"> show example</text:span></text:p>
          <text:p text:style-name="P40"/>
        </text:list-item>
        <text:list-item>
          <text:p text:style-name="P27">Favorite a recipe</text:p>
          <text:p text:style-name="P31">Shown recipes can be added to the favorite list of a user (desribe goal / reason as well? <text:span text:style-name="T24">ok</text:span>)</text:p>
          <text:p text:style-name="P31">This function is only available for logged-in user.</text:p>
          <text:p text:style-name="P31">Is available where lists of recipes are shown like the startpage where the latest recipe are shown, the search result and <text:span text:style-name="T7">the own recipes</text:span></text:p>
        </text:list-item>
      </text:list>
      <text:p text:style-name="P47">→ <text:tab/>alex navigation redunant</text:p>
      <text:p text:style-name="P63"/>
      <text:list xml:id="list202416616144489" text:continue-numbering="true" text:style-name="L1">
        <text:list-item>
          <text:p text:style-name="P27">View favorite recipe list</text:p>
          <text:p text:style-name="P31">The previous added recipes can be listed. </text:p>
          <text:p text:style-name="P31">Only for logged-in user. <text:span text:style-name="T25">accessable for instance by main menu</text:span></text:p>
          <text:p text:style-name="P40"/>
        </text:list-item>
        <text:list-item>
          <text:p text:style-name="P27">Search for recipe</text:p>
          <text:p text:style-name="P31">Recipes can be found by recipe name. All recipes are listed where the given recipe name is a substring.</text:p>
          <text:p text:style-name="P67">for security reason limited length <text:span text:style-name="T28">search input, </text:span></text:p>
          <text:p text:style-name="P69">limitation for text input – see above</text:p>
          <text:p text:style-name="P67"/>
          <text:p text:style-name="P41">→<text:span text:style-name="T6"> Navigation / will be accessable by own menu</text:span></text:p>
          <text:p text:style-name="P41"/>
        </text:list-item>
        <text:list-item>
          <text:p text:style-name="P27">Display list of recipes / <text:span text:style-name="T26">Startpage with recent recipes</text:span></text:p>
          <text:p text:style-name="P64">main starting point – very intuitive, .., <text:span text:style-name="T27">for guests</text:span></text:p>
        </text:list-item>
      </text:list>
      <text:p text:style-name="P1"/>
      <text:h text:style-name="Heading_20_1" text:outline-level="1">Additional features:</text:h>
      <text:p text:style-name="P1"/>
      <text:list xml:id="list5866922674159065844" text:style-name="L2">
        <text:list-item>
          <text:p text:style-name="P50"><text:span text:style-name="T13">Validation of </text:span>input</text:p>
          <text:p text:style-name="P65">reference to requirments</text:p>
        </text:list-item>
        <text:list-item>
          <text:p text:style-name="P51">Show <text:span text:style-name="T15">your </text:span>own recipes</text:p>
          <text:p text:style-name="P70">user has created recipe</text:p>
        </text:list-item>
        <text:list-item>
          <text:p text:style-name="P51">Edit own recipes</text:p>
        </text:list-item>
        <text:list-item>
          <text:p text:style-name="P51">Delete own recipes</text:p>
          <text:p text:style-name="P70">deleted recipes from list as well</text:p>
        </text:list-item>
        <text:list-item>
          <text:p text:style-name="P52"><text:soft-page-break/><text:span text:style-name="T15">Extended s</text:span>earch for duration of recipes</text:p>
        </text:list-item>
        <text:list-item>
          <text:p text:style-name="P51">Delete recipe from favorite list</text:p>
        </text:list-item>
        <text:list-item>
          <text:p text:style-name="P53"><text:span text:style-name="T16">Motivation / General Information </text:span>for the project - accessing by <text:a xlink:type="simple" xlink:href="http://www.myle.com/">www.myle.com</text:a></text:p>
          <text:p text:style-name="P53"/>
        </text:list-item>
      </text:list>
      <text:h text:style-name="Heading_20_1" text:outline-level="1"><text:span text:style-name="T9">Navigation</text:span></text:h>
      <text:p text:style-name="P71"><text:span text:style-name="T9">m</text:span><text:span text:style-name="T7">ain menu, breadcrums</text:span></text:p>
      <text:h text:style-name="Heading_20_1" text:outline-level="1">MVC Pattern:</text:h>
      <text:p text:style-name="P2">- use Zend2 framework</text:p>
      <text:p text:style-name="P44">→ should we xplain how it is implemented?</text:p>
      <text:p text:style-name="P2"/>
      <text:h text:style-name="Heading_20_1" text:outline-level="1">Guest and Logged-in user: <text:span text:style-name="T9">own point?</text:span></text:h>
      <text:p text:style-name="P9">restricted access to functions: </text:p>
      <text:p text:style-name="P9">- list of latest recipes</text:p>
      <text:p text:style-name="P9">- <text:span text:style-name="T4">view recipes</text:span></text:p>
      <text:p text:style-name="P9">- create user account</text:p>
      <text:p text:style-name="P9">- loggin</text:p>
      <text:p text:style-name="P9"/>
      <text:h text:style-name="Heading_20_1" text:outline-level="1">Testing</text:h>
      <text:p text:style-name="P25">UNIT Testing or Usability as well? → infos in task 5</text:p>
      <text:p text:style-name="P45">→<text:span text:style-name="T18"> usability / link tester!</text:span></text:p>
      <text:p text:style-name="P11"/>
      <text:p text:style-name="P10"/>
      <text:p text:style-name="P10"/>
      <text:p text:style-name="P10"/>
      <text:h text:style-name="Heading_20_1" text:outline-level="1">Result</text:h>
      <text:p text:style-name="P3">All of the requirements are fullfilled. </text:p>
      <text:p text:style-name="P3">→ which requirements? <text:span text:style-name="T2">mention </text:span>mid-term model and status reports </text:p>
      <text:p text:style-name="P3"><text:span text:style-name="T18">(</text:span>→<text:span text:style-name="T2"> what about the requirements from the beginning?)</text:span></text:p>
      <text:p text:style-name="P3"/>
      <text:p text:style-name="P4">Difference to model in midterm report: </text:p>
      <text:p text:style-name="P4"><text:span text:style-name="T1">1) </text:span>group and module were required by the used tool <text:span text:style-name="T3">webratio as mentioned in the midterm report</text:span></text:p>
      <text:p text:style-name="P8">3) userid is email address – in model due to restrictions of webratio different fields</text:p>
      <text:p text:style-name="P54">2) missing: recipe / picture – was in model <text:span text:style-name="T10">(presentation optional??)</text:span></text:p>
      <text:p text:style-name="P5"><text:span text:style-name="T2">3) missing </text:span>list: listname and listdescription is in db but not used because we only use favorite list and there are only default values in it</text:p>
      <text:p text:style-name="P7">→<text:span text:style-name="T2"> </text:span>what should we do with? <text:span text:style-name="T2">mention that?</text:span></text:p>
      <text:p text:style-name="P2"/>
      <text:p text:style-name="P2"/>
      <text:p text:style-name="P6"/>
      <text:h text:style-name="P73" text:outline-level="1"><text:span text:style-name="T17">(</text:span>Extendable?</text:h>
      <text:p text:style-name="P42">→<text:span text:style-name="T12"> </text:span>other ideas, lists,?? </text:p>
      <text:p text:style-name="P43"><text:soft-page-break/>(meal-plans, shopping list for several recipes or customized , etc.)<text:span text:style-name="T17">)</text:span></text:p>
      <text:h text:style-name="P72" text:outline-level="1"/>
      <text:p text:style-name="P6"/>
      <text:h text:style-name="Heading_20_1" text:outline-level="1">midterm <text:span text:style-name="T5">report / old information</text:span></text:h>
      <text:p text:style-name="P12"/>
      <text:p text:style-name="P12">model description</text:p>
      <text:p text:style-name="P13">The recipe is the core element. Each recipe has attributes like name of the recipe </text:p>
      <text:p text:style-name="P13">and instructions. The difficulty level is predefined and is chosen for a recipe. The </text:p>
      <text:p text:style-name="P13">ingredients are predefined as well and connected to the recipe. This relation </text:p>
      <text:p text:style-name="P13">includes the ingredient with necessary amount for the recipe with one of the </text:p>
      <text:p text:style-name="P13">provided weight units. Additionally each recipe is owned by one user. </text:p>
      <text:p text:style-name="P13">The list class is used to store the favorite recipes of a user. Each list is owned by </text:p>
      <text:p text:style-name="P13">one user and can be linked to several recipes. </text:p>
      <text:p text:style-name="P13">Group and Model are mandatory elements of WebRatio in order to provide access </text:p>
      <text:p text:style-name="P13">control. In order to link a user to the allowed modules which are called site-views, </text:p>
      <text:p text:style-name="P13">each user is linked to at least one group which is connected to the permitted site- </text:p>
      <text:p text:style-name="P13">views.</text:p>
      <text:p text:style-name="P13"/>
      <text:p text:style-name="P14">site-view / navigation description</text:p>
      <text:p text:style-name="P14">Description: </text:p>
      <text:p text:style-name="P14">In WebRatio site-views are used for the presentation model in combination with the </text:p>
      <text:p text:style-name="P14">navigation model. The site-views are used for access control which is already </text:p>
      <text:p text:style-name="P14">mentioned in 1.1 Content Model. </text:p>
      <text:p text:style-name="P14">The site-view “Guest” is used for visitors of the website and the site-view “Logged-in </text:p>
      <text:p text:style-name="P14">user” is for user which are registered and logged-in. Guest of the website have </text:p>
      <text:p text:style-name="P14">limited access to the functions. </text:p>
      <text:p text:style-name="P14">3Site-view “Guest”: </text:p>
      <text:p text:style-name="P14">Guests are able to search for existing recipes and view the recipe details. </text:p>
      <text:p text:style-name="P14">Furthermore they are able to register a new user and log-in. </text:p>
      <text:p text:style-name="P14">Site-view “Logged-in user”: Additionally to the features of the guests “Logged-in </text:p>
      <text:p text:style-name="P14">user” can download a recipe or add it to their favorite list. These user can get a list </text:p>
      <text:p text:style-name="P14">of their favorite recipes. </text:p>
      <text:p text:style-name="P14">Furthermore they have the ability to create new recipes including the necessary </text:p>
      <text:p text:style-name="P14">ingredients. The user which created the recipe is the owner of the recipe. If the </text:p>
      <text:p text:style-name="P14">available ingredients are not suitable new ingredients can be created. </text:p>
      <text:p text:style-name="P14">When the user views a random recipe a shopping list with the ingredients and their </text:p>
      <text:p text:style-name="P14">amounts can be downloaded. </text:p>
      <text:p text:style-name="P14">At the end of the session the user can logout.</text:p>
      <text:p text:style-name="P14"/>
      <text:p text:style-name="P14"/>
      <text:p text:style-name="P15">Technology</text:p>
      <text:p text:style-name="P15">- Scripting language: PHP 5 </text:p>
      <text:p text:style-name="P15">- Web-application framework Zend 2 (MVC included) </text:p>
      <text:p text:style-name="P15">- Server and Database: local server using XAMPP (mySQL database included, Apache Tomcat)</text:p>
      <text:p text:style-name="P15"/>
      <text:p text:style-name="P15"/>
      <text:p text:style-name="P15"/>
      <text:p text:style-name="P16">Midterm Report Testing</text:p>
      <text:p text:style-name="P16">Unit testing framework: PHPUnit </text:p>
      <text:p text:style-name="P16"><text:soft-page-break/>The CRUD operations include create, read, update and delete. Currently, in our </text:p>
      <text:p text:style-name="P16">application, we only plan to support the creation and reading of elements, due to the </text:p>
      <text:p text:style-name="P16">relatively short time we have to implement our application. </text:p>
      <text:p text:style-name="P16">Plan to test a CRUD operation: </text:p>
      <text:p text:style-name="P16">1) User: Creation and reading </text:p>
      <text:p text:style-name="P16">- check if user is not yet in the database </text:p>
      <text:p text:style-name="P16">- if no user with given email address is registered, create a new user with email </text:p>
      <text:p text:style-name="P16">4address, display name, password and telephone number </text:p>
      <text:p text:style-name="P16">- check if user was stored correctly by reading the data of the user data from the </text:p>
      <text:p text:style-name="P16">database </text:p>
      <text:p text:style-name="P16">2) Recipe: Creation and reading </text:p>
      <text:p text:style-name="P16">check for data which are predefined: </text:p>
      <text:p text:style-name="P16">- check if the ingredients used in the recipe are available in the database </text:p>
      <text:p text:style-name="P16">- check if weight units and difficulties are available in the database </text:p>
      <text:p text:style-name="P16">- check if the creator of the recipe is a registered user </text:p>
      <text:p text:style-name="P16">- create a new recipe with name, duration, instructions, difficulty, ingredients for </text:p>
      <text:p text:style-name="P16">recipe with necessary amounts and weight unit </text:p>
      <text:p text:style-name="P16">- check if recipe was stored correctly by reading data of the recipe from the </text:p>
      <text:p text:style-name="P16">database</text:p>
      <text:p text:style-name="P16"/>
      <text:p text:style-name="P16"/>
      <text:p text:style-name="P17">Task 1 - Project idea</text:p>
      <text:p text:style-name="P17">Description: Try to answer the following questions: </text:p>
      <text:p text:style-name="P17">1. What is your application supposed to do? </text:p>
      <text:p text:style-name="P17">2. Who is going to use your application? </text:p>
      <text:p text:style-name="P17">3. How your application will be implemented? </text:p>
      <text:p text:style-name="P17">4. How to measure the success of your application? </text:p>
      <text:p text:style-name="P17">5. Which functionalities will be offered by your application?</text:p>
      <text:p text:style-name="P17"/>
      <text:p text:style-name="P17"/>
      <text:p text:style-name="P18">Task 2 - </text:p>
      <text:p text:style-name="P18">Group assignment: </text:p>
      <text:p text:style-name="P18">1. Identify the requirements of your project, try to be as detail as possible </text:p>
      <text:p text:style-name="P18">Functional, identify requirements for: data, interface, navigational, personalization, transactional </text:p>
      <text:p text:style-name="P18">Non-Functional, identify requirements for: expected quality, project constraints </text:p>
      <text:p text:style-name="P26">2. Manage those requirements by using a requirements management tool !!!</text:p>
      <text:p text:style-name="P18">Define (at least) the following attributes: summary, category, dependency, required efforts, priority, criticality</text:p>
      <text:p text:style-name="P18"/>
      <text:p text:style-name="P18"/>
      <text:p text:style-name="P18">Types of Requirements: </text:p>
      <text:p text:style-name="P18">1. Functional Requirements </text:p>
      <text:p text:style-name="P18">system’s capabilities and services </text:p>
      <text:p text:style-name="P18">2. Non-Functional Requirements </text:p>
      <text:p text:style-name="P18">desired levels of quality </text:p>
      <text:p text:style-name="P18">project constraints and system interface </text:p>
      <text:p text:style-name="P18">Produces a requirements document summary</text:p>
      <text:p text:style-name="P18"/>
      <text:p text:style-name="P19">Task 3:</text:p>
      <text:p text:style-name="P19">Group assignment: </text:p>
      <text:p text:style-name="P19">1. Use UWE 3 to model your project. </text:p>
      <text:p text:style-name="P19">i) Content </text:p>
      <text:p text:style-name="P19"><text:soft-page-break/>ii) Navigation </text:p>
      <text:p text:style-name="P19">iii) Presentation</text:p>
      <text:p text:style-name="P19"/>
      <text:p text:style-name="P19"/>
      <text:p text:style-name="P19">Task 4:</text:p>
      <text:p text:style-name="P19">Group assignment: </text:p>
      <text:p text:style-name="P19">1. Use WebRatio 3 to model your project. </text:p>
      <text:p text:style-name="P19">i) Domain Model </text:p>
      <text:p text:style-name="P19">ii) Site Views</text:p>
      <text:p text:style-name="P19"/>
      <text:p text:style-name="P19">Task 5 – Midterm</text:p>
      <text:p text:style-name="P19"/>
      <text:p text:style-name="P20">Testing: Functional requirements validation </text:p>
      <text:p text:style-name="P20">Usability: Non-functional requirements validation </text:p>
      <text:p text:style-name="P20">1. Unit tests, testing the ”atomic” units - classes, Web pages, etc. - </text:p>
      <text:p text:style-name="P20">independently. (Developer) </text:p>
      <text:p text:style-name="P20">2. Integration tests, test the interaction of units (Tester &amp; Developer) </text:p>
      <text:p text:style-name="P20">3. System tests, testing the whole, integrated system (Dedicated </text:p>
      <text:p text:style-name="P20">team) </text:p>
      <text:p text:style-name="P20">4. Acceptance tests, ”Real-world” tests - testing under conditions </text:p>
      <text:p text:style-name="P20">that are as close to the ”live” environment as possible (Client) </text:p>
      <text:p text:style-name="P20">5. Beta tests, informal, product-wide tests conducted by ”friendly” </text:p>
      <text:p text:style-name="P20">users.</text:p>
      <text:p text:style-name="P20"/>
      <text:p text:style-name="P20">Usability Tool </text:p>
      <text:p text:style-name="P20">i. http://chrispederick.com/work/web-developer/ </text:p>
      <text:p text:style-name="P20">ii. http://webusability.com/usability-tools/ </text:p>
      <text:p text:style-name="P20">iii. http://wave.webaim.org/ </text:p>
      <text:p text:style-name="P20">Evaluator / Validator: </text:p>
      <text:p text:style-name="P20">Web Accessibility Evaluation Tools List </text:p>
      <text:p text:style-name="P20">(http://www.w3.org/WAI/ER/tools/) </text:p>
      <text:p text:style-name="P20">Quality Assurance Tools (http://www.w3.org/QA/Tools/) </text:p>
      <text:p text:style-name="P20">1. The MarkUp Validator (http://validator.w3.org/) </text:p>
      <text:p text:style-name="P20">2. The Link Checker (http://validator.w3.org/checklink) </text:p>
      <text:p text:style-name="P20">3. The CSS Validator </text:p>
      <text:p text:style-name="P20">(http://jigsaw.w3.org/css-validator/) </text:p>
      <text:p text:style-name="P20">4. The Mobile-friendliness Checker </text:p>
      <text:p text:style-name="P20">(<text:a xlink:type="simple" xlink:href="https://validator.w3.org/mobile/">https://validator.w3.org/mobile/</text:a>)</text:p>
      <text:p text:style-name="P20"/>
      <text:p text:style-name="P21">Group assignment: </text:p>
      <text:p text:style-name="P21">1. Prepare your project design report, use the provided </text:p>
      <text:p text:style-name="P21">template. </text:p>
      <text:p text:style-name="P21">i) Project Model obtained from WebML </text:p>
      <text:p text:style-name="P21">a) Domain Model </text:p>
      <text:p text:style-name="P21">b) Hypertext/Navigation Model </text:p>
      <text:p text:style-name="P21">c) Presentation Model </text:p>
      <text:p text:style-name="P21">ii) Application Architectures </text:p>
      <text:p text:style-name="P21">Determine a framework for your application </text:p>
      <text:p text:style-name="P21">iii) Testing and Usability </text:p>
      <text:p text:style-name="P21">Determine a unit testing framework for your application </text:p>
      <text:p text:style-name="P21">Create a plan to test a CRUD operation of your applications</text:p>
      <text:p text:style-name="P21"/>
      <text:p text:style-name="P21"><text:soft-page-break/></text:p>
      <text:p text:style-name="P22">task 6 – implementation</text:p>
      <text:p text:style-name="P22">Group Assignment: </text:p>
      <text:p text:style-name="P22">1. Implement your project </text:p>
      <text:p text:style-name="P22">Focus more into your project’s requirements fulfilment </text:p>
      <text:p text:style-name="P22">2. Each session, write a project self-assessment report </text:p>
      <text:p text:style-name="P22">At the end, you should be able to justify the unfulfilled requirements (if any)</text:p>
      <text:p text:style-name="P22"/>
      <text:p text:style-name="P23">Next session (Wednesday, 2015-06-03): </text:p>
      <text:p text:style-name="P23">1. Present your project status to the class </text:p>
      <text:p text:style-name="P23">(i). Describe your project implementation progress </text:p>
      <text:p text:style-name="P23">(ii). Assess your time horizon: </text:p>
      <text:p text:style-name="P23">What do you want to achieve for the rest of the course </text:p>
      <text:p text:style-name="P23">(iii). Assess your requirements fulfilment </text:p>
      <text:p text:style-name="P23">List and explain the fulfilled requirements</text:p>
      <text:p text:style-name="P23"/>
      <text:p text:style-name="P24">Task 7 <text:s/>Project management and deployment</text:p>
      <text:p text:style-name="P24">Group assignment (additional) 4 </text:p>
      <text:p text:style-name="P24">1. Briefly describe how do you manage your project: </text:p>
      <text:p text:style-name="P24">i) Any project management tools you are currently use </text:p>
      <text:p text:style-name="P24">ii) Any plans and preparations for deployment </text:p>
      <text:p text:style-name="P24">Describe what you would do to run your application on </text:p>
      <text:p text:style-name="P24">different machine: </text:p>
      <text:p text:style-name="P24">- making sure all dependencies are satisfied </text:p>
      <text:p text:style-name="P24">- setting database </text:p>
      <text:p text:style-name="P24">- ... </text:p>
      <text:p text:style-name="P24">Your programming framework might integrated with an </text:p>
      <text:p text:style-name="P24">application server and an automated deployment too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5T17:32:09.920629534</meta:creation-date>
    <dc:date>2015-06-15T20:24:14.880015019</dc:date>
    <meta:editing-duration>PT2H20M6S</meta:editing-duration>
    <meta:editing-cycles>64</meta:editing-cycles>
    <meta:generator>LibreOffice/4.2.8.2$Linux_X86_64 LibreOffice_project/420m0$Build-2</meta:generator>
    <meta:document-statistic meta:table-count="0" meta:image-count="0" meta:object-count="0" meta:page-count="7" meta:paragraph-count="256" meta:word-count="1815" meta:character-count="11390" meta:non-whitespace-character-count="9697"/>
  </office:meta>
</office:document-meta>
</file>